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cm" fo:line-height="100%" fo:orphans="2" fo:widows="2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75%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255c41" style:font-name="Arial" fo:font-size="12pt" fo:letter-spacing="normal" fo:font-style="normal" fo:font-weight="normal" fo:background-color="#9dd8bb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.049cm" fo:border="0.002cm solid #000000"/>
      <style:text-properties style:font-name="Arial" fo:background-color="#dddddd"/>
    </style:style>
    <style:style style:name="P6" style:family="paragraph" style:parent-style-name="Text_20_body">
      <style:paragraph-properties fo:margin-top="0cm" fo:margin-bottom="0cm" fo:line-height="175%" fo:orphans="2" fo:widows="2"/>
      <style:text-properties fo:font-variant="normal" fo:text-transform="none" fo:color="#000000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ag the words into the correct boxes</text:p>
      <text:p text:style-name="P3">White hat hackers - </text:p>
      <text:p text:style-name="P4">Security researchers</text:p>
      <text:p text:style-name="P6"><text:line-break/><text:line-break/>Black hat hackers - </text:p>
      <text:p text:style-name="P4">Hackers</text:p>
      <text:p text:style-name="P5"/>
      <text:p text:style-name="P2"/>
      <text:p text:style-name="P2"/>
      <text:p text:style-name="P2"/>
      <text:p text:style-name="P2">Drag the words into the correct boxes</text:p>
      <text:p text:style-name="P3">Allows attackers to run code, access a system's memory, install malware, and steal, destroy<text:line-break/>or modify sensitive data. </text:p>
      <text:p text:style-name="P4">Vulnerability</text:p>
      <text:p text:style-name="P6"><text:line-break/><text:line-break/>Malicious application or script that can be used to take advantage of a computer’s vulnerability. </text:p>
      <text:p text:style-name="P4">Exploit</text:p>
      <text:p text:style-name="P6"><text:line-break/><text:line-break/>Defensive technology designed to keep the bad guys out. </text:p>
      <text:p text:style-name="P4">Firewall</text:p>
      <text:p text:style-name="P6"><text:line-break/><text:line-break/>Malicious software designed to wreak havoc on a computer. </text:p>
      <text:p text:style-name="P4">Malware</text:p>
      <text:p text:style-name="P5"/>
      <text:p text:style-name="P2"><text:bookmark text:name="h5p-drag-text-1291376088090459117-introduction"/>Drag the words into the correct boxes</text:p>
      <text:p text:style-name="P3">Aims to corrupt, erase or modify information on a computer before spreading to others. </text:p>
      <text:p text:style-name="P4">Virus</text:p>
      <text:p text:style-name="P6"><text:line-break/><text:line-break/>Deliberately prevents you from accessing files on your computer. </text:p>
      <text:p text:style-name="P4">Ransomware</text:p>
      <text:p text:style-name="P6"><text:soft-page-break/><text:line-break/><text:line-break/>Allows hackers to gain remote access to a computer through a “back door.” </text:p>
      <text:p text:style-name="P4">Trojan horse</text:p>
      <text:p text:style-name="P6"><text:line-break/><text:line-break/>Allows attackers to remotely take complete control of a computer. </text:p>
      <text:p text:style-name="P4">Bot/Botnet</text:p>
      <text:p text:style-name="P5"/>
      <text:p text:style-name="P2"><text:bookmark text:name="h5p-drag-text-1291376088090459117-introduction1"/>Drag the words into the correct boxes</text:p>
      <text:p text:style-name="P3">Aims to render a service such as a website unusable by flooding it with<text:line-break/>malicious traffic or data from multiple sources. </text:p>
      <text:p text:style-name="P4">DDoS</text:p>
      <text:p text:style-name="P6"><text:line-break/><text:line-break/>Tricks people into divulging personal or confidential data such as<text:line-break/>passwords and bank account information. </text:p>
      <text:p text:style-name="P4">Phishing or Spear...</text:p>
      <text:p text:style-name="P6"><text:line-break/><text:line-break/>Tricks victims into clicking on an unintended link or button, usually<text:line-break/>disguised as a harmless element. </text:p>
      <text:p text:style-name="P4">Clickjacking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0.767cm" fo:margin-right="0.8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4S</meta:editing-duration>
    <meta:editing-cycles>3</meta:editing-cycles>
    <meta:generator>OpenOffice/4.1.14$Win32 OpenOffice.org_project/4114m1$Build-9811</meta:generator>
    <dc:date>2023-11-20T14:14:02.63</dc:date>
    <meta:document-statistic meta:table-count="0" meta:image-count="0" meta:object-count="0" meta:page-count="2" meta:paragraph-count="30" meta:word-count="202" meta:character-count="1294"/>
    <dc:creator>kaos sevdalisi</dc:creator>
    <meta:user-defined meta:name="Info 1"/>
    <meta:user-defined meta:name="Info 2"/>
    <meta:user-defined meta:name="Info 3"/>
    <meta:user-defined meta:name="Info 4"/>
  </office:meta>
</office:document-meta>
</file>